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21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style:font-size-asian="36pt" style:font-style-asian="italic" style:font-size-complex="36pt" style:font-style-complex="italic"/>
    </style:style>
    <style:style style:name="T24" style:family="text">
      <style:text-properties fo:font-size="20pt" style:font-size-asian="26pt" style:font-size-complex="26pt"/>
    </style:style>
    <style:style style:name="T25" style:family="text">
      <style:text-properties fo:font-size="20pt" fo:font-style="italic" style:font-size-asian="26pt" style:font-style-asian="italic" style:font-size-complex="26pt" style:font-style-complex="italic"/>
    </style:style>
    <style:style style:name="T26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4.451cm" svg:height="4.104cm" svg:x="11.774cm" svg:y="8.447cm">
          <text:p/>
          <draw:object xlink:href="../Differenzielle%20Darstellung%20der%20Maxwell-Gleichungen%20der%20Elektrostatik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13cm" svg:height="5.311cm" svg:x="10.243cm" svg:y="7.844cm">
          <text:p/>
          <draw:object xlink:href="../Integrale%20Darstellung%20der%20Maxwell-Gleichungen%20der%20Elektrostatik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ösung der linearen, inhomogenen partiellen Differenzialgleichung 2. Ordnung, der Poisson-Gleichung:</text:p>
          </draw:text-box>
        </draw:frame>
        <draw:frame draw:style-name="gr2" draw:text-style-name="P1" draw:layer="layout" svg:width="6.763cm" svg:height="1.954cm" svg:x="10.618cm" svg:y="12.522cm">
          <text:p/>
          <draw:object xlink:href="../Poisson-Gleich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tels des skalaren Potentials des elektrischen Feldes lassen sich die beiden Maxwell-Gleichungen in differenzieller Form zur Poisson-Gleichung zusammenfassen.</text:p>
          </draw:text-box>
        </draw:frame>
        <draw:frame draw:style-name="gr2" draw:text-style-name="P1" draw:layer="layout" svg:width="9.88cm" svg:height="2.327cm" svg:x="9.059cm" svg:y="13.236cm">
          <text:p/>
          <draw:object xlink:href="../skalares%20elektrisches%20Potential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4.156cm" svg:height="4.323cm" svg:x="6.921cm" svg:y="15.738cm">
          <text:p/>
          <draw:object xlink:href="../Poisson-Gleichung%20aus%20dem%20skalaren%20elektrischen%20Potential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aplace-Gleichung und wann muß sie gelöst werden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 text:style-name="P2"><text:span text:style-name="T8">Δ</text:span><text:span text:style-name="T18">φ</text:span><text:span text:style-name="T14">(</text:span><text:span text:style-name="T15">r</text:span><text:span text:style-name="T14">) </text:span><text:span text:style-name="T8">≡</text:span><text:span text:style-name="T14"> 0</text:span></text:p>
            <text:p text:style-name="P2"><text:span text:style-name="T14"/></text:p>
            <text:p text:style-name="P2"><text:span text:style-name="T14">Wenn der Raumbereich ladungsfrei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ie <text:span text:style-name="T6">allgemeine</text:span> Lösung der Poisson-Gleichung auch darstellen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ls Summe einer <text:span text:style-name="T6">speziellen</text:span> Lösung der Poisson-Gleichung und der allgemeinen Lösung der Laplac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Normalkomponente verhält sich an der Grenzfläche unstetig, während die Tangentialkomponente auf jeden Fall stetig durch die Grenzfläche geh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Energie einer auf einen endlichen Raumbereich beschränkten Ladungskonfiguration ρ(<text:span text:style-name="T3">r</text:span>) entspricht der Arbeit, die notwendig ist, um Ladungen aus dem Unendlichen ( <text:span text:style-name="T18">φ</text:span>(∞) = 0 ) zu dieser Konfiguration zusammenzuziehen.</text:p>
          </draw:text-box>
        </draw:frame>
        <draw:frame draw:style-name="gr2" draw:text-style-name="P1" draw:layer="layout" svg:width="12.827cm" svg:height="5.062cm" svg:x="7.586cm" svg:y="13.168cm">
          <text:p/>
          <draw:object xlink:href="../Verschiebearbeit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3.937cm" svg:height="1.954cm" svg:x="12.031cm" svg:y="10.222cm">
          <text:p/>
          <draw:object xlink:href="../Energiedichte%20des%20elektrostatischen%20Feldes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Unter einem Plattenkondensator versteht man ein System von zwei parallel zueinanderangeordneten Platten mit dem Abstand <text:span text:style-name="T1">d</text:span> und der Fläche <text:span text:style-name="T1">F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Proportionalitätskonstante zwischen Kondensatorladung und Spannung:</text:p>
          </draw:text-box>
        </draw:frame>
        <draw:frame draw:style-name="gr2" draw:text-style-name="P1" draw:layer="layout" svg:width="7.886cm" svg:height="2.192cm" svg:x="10.056cm" svg:y="12.903cm">
          <text:p/>
          <draw:object xlink:href="../Kapazität%20des%20Plattenkondens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6.373cm" svg:height="6.212cm" svg:x="5.813cm" svg:y="7.393cm">
          <text:p/>
          <draw:object xlink:href="../Energiedichte%20des%20Kugelkondens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xialsymmetr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e Anordnung von zwei entgegengesetzt gleich großen Punktladungen <text:span text:style-name="T8">±</text:span><text:span text:style-name="T16">q</text:span><text:span text:style-name="T20">, deren Abstand </text:span><text:span text:style-name="T16">a</text:span><text:span text:style-name="T20"> bei gleichzeitig anwachsender Ladung </text:span><text:span text:style-name="T16">q</text:span><text:span text:style-name="T20"> so gegen Null geht, dass das </text:span><text:span text:style-name="T21">Dipolmoment</text:span></text:p>
            <text:p><text:span text:style-name="T20"/></text:p>
            <text:p><text:span text:style-name="T20"/></text:p>
            <text:p><text:span text:style-name="T20"/></text:p>
            <text:p><text:span text:style-name="T20">dabei konstant und endlich bleibt. Der so definierte Dipol liegt dann in einem festen Raumpunkt.</text:span></text:p>
            <text:p><text:span text:style-name="T20"/></text:p>
          </draw:text-box>
        </draw:frame>
        <draw:frame draw:style-name="gr2" draw:text-style-name="P1" draw:layer="layout" svg:width="4.06cm" svg:height="2.295cm" svg:x="11.969cm" svg:y="9.852cm">
          <text:p/>
          <draw:object xlink:href="../Dipolmoment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r</text:span><text:span text:style-name="T1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as elektrische Potential des Dipols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13cm" svg:height="2.327cm" svg:x="10.434cm" svg:y="9.336cm">
          <text:p/>
          <draw:object xlink:href="../elektrisches%20Potential%20des%20Dipols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elektrischen Feldes beim Dipol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Wählt man als Polarachse die Dipolrichtung p,</text:p>
            <text:p/>
            <text:p/>
            <text:p/>
            <text:p>so erhält man als Komponenten des elektrischen Feldes</text:p>
          </draw:text-box>
        </draw:frame>
        <draw:frame draw:style-name="gr2" draw:text-style-name="P1" draw:layer="layout" svg:width="10.229cm" svg:height="2.327cm" svg:x="8.885cm" svg:y="9.936cm">
          <text:p/>
          <draw:object xlink:href="../elektrisches%20Potential%20des%20Dipols%20in%20Kugelkoordinaten%20mit%20Polarachse%20=%20Dipolrichtung%20p.odf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0.181cm" svg:height="6.93cm" svg:x="8.909cm" svg:y="13.734cm">
          <text:p/>
          <draw:object xlink:href="../Komponenten%20des%20elektrischen%20Feldes%20beim%20Dipol%20in%20Kugelkoordinaten%20mit%20Polarachse%20=%20Dipolrichtung%20p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Dipolfeld in kompakter For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955cm" svg:height="2.434cm" svg:x="7.022cm" svg:y="9.282cm">
          <text:p/>
          <draw:object xlink:href="../Dipolfeld%20in%20kompakter%20Form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 <text:span text:style-name="T3">F</text:span><text:span text:style-name="T4">D</text:span>(<text:span text:style-name="T3">r</text:span>) = (<text:span text:style-name="T3">p</text:span> · <text:span text:style-name="T19">∇</text:span>) <text:span text:style-name="T3">E</text:span>(<text:span text:style-name="T3">r</text:span>) erfährt der Dipol keine Kraft, aber das Drehmoment</text:p>
            <text:p><text:span text:style-name="T3">M</text:span><text:span text:style-name="T4">D</text:span>(<text:span text:style-name="T3">r</text:span>) = <text:span text:style-name="T3">p</text:span> × <text:span text:style-name="T3">E</text:span>(<text:span text:style-name="T3">r</text:span>) .</text:p>
            <text:p/>
            <text:p>Bei Parallelstellung von Dipol und Feld</text:p>
          </draw:text-box>
        </draw:frame>
        <draw:frame draw:style-name="gr2" draw:text-style-name="P1" draw:layer="layout" svg:width="6.699cm" svg:height="3.588cm" svg:x="10.65cm" svg:y="13.605cm">
          <text:p/>
          <draw:object xlink:href="../Zustand%20geringster%20Energie%20des%20Dipols%20im%20homogenen%20elektrischen%20Fel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ter einer <text:span text:style-name="T1">Dipolschicht</text:span> (auch <text:span text:style-name="T1">Doppelschicht</text:span>) versteht man eine mit Dipolen belegte Fläche, deren Achsen überall die Richtung der Flächennormalen h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bestimmt die Green’sche Funktion das elektrostatische Potential bei vorgegebenen Dirichlet- (Neumann-) Randbedingung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22">Was ist eine Bildkraft? Wie groß ist diese für eine Punktladung </text:span><text:span text:style-name="T23">q</text:span><text:span text:style-name="T22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text-style-name="P6" draw:layer="layout" svg:width="25.199cm" svg:height="3.506cm" svg:x="1.4cm" svg:y="0.832cm" presentation:class="title" presentation:user-transformed="true">
          <draw:text-box>
            <text:p><text:span text:style-name="T24">Eine Punktladung </text:span><text:span text:style-name="T25">q</text:span><text:span text:style-name="T24"> befinde sich im Abstand </text:span><text:span text:style-name="T25">r</text:span><text:span text:style-name="T24"> vom Mittelpunkt einer geerdeten Metallkugel vom Radius R (</text:span><text:span text:style-name="T25">r</text:span><text:span text:style-name="T24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text-style-name="P7" draw:layer="layout" svg:width="25.199cm" svg:height="3.506cm" svg:x="1.4cm" svg:y="0.841cm" presentation:class="title" presentation:user-transformed="true">
          <draw:text-box>
            <text:p><text:span text:style-name="T26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4T11:49:34.761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371"/>
  </office:meta>
</office:document-meta>
</file>